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 svg:font-family="OpenSymbol, 'Arial Unicode MS'" style:font-family-generic="system" style:font-pitch="variable"/>
  </office:font-face-decls>
  <office:automatic-styles>
    <style:style style:name="Tabela1" style:family="table">
      <style:table-properties style:width="19.11cm" fo:margin-left="-0.291cm" table:align="left"/>
    </style:style>
    <style:style style:name="Tabela1.A" style:family="table-column">
      <style:table-column-properties style:column-width="6.207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267cm"/>
    </style:style>
    <style:style style:name="Tabela1.1" style:family="table-row">
      <style:table-row-properties style:min-row-height="0.635cm" style:use-optimal-row-height="false"/>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D1" style:family="table-cell">
      <style:table-cell-properties fo:padding-left="0.191cm" fo:padding-right="0.191cm" fo:padding-top="0cm" fo:padding-bottom="0cm" fo:border="0.5pt solid #000000" style:writing-mode="lr-tb"/>
    </style:style>
    <style:style style:name="P1" style:family="paragraph" style:parent-style-name="WW-Título">
      <style:paragraph-properties fo:break-before="page"/>
      <style:text-properties fo:language="pt" fo:country="BR"/>
    </style:style>
    <style:style style:name="P2" style:family="paragraph" style:parent-style-name="Standard">
      <style:paragraph-properties style:line-height-at-least="0.353cm" fo:text-align="end" style:justify-single-word="false"/>
      <style:text-properties fo:font-size="18pt" fo:language="pt" fo:country="BR" style:font-size-asian="18pt" style:font-size-complex="18pt"/>
    </style:style>
    <style:style style:name="P3" style:family="paragraph" style:parent-style-name="Standard">
      <style:paragraph-properties style:line-height-at-least="0.353cm" fo:text-align="end" style:justify-single-word="false"/>
      <style:text-properties style:font-name="Arial" fo:font-size="18pt" fo:language="pt" fo:country="BR" style:font-size-asian="18pt" style:font-name-complex="Arial" style:font-size-complex="18pt"/>
    </style:style>
    <style:style style:name="P4" style:family="paragraph" style:parent-style-name="Standard">
      <style:paragraph-properties fo:text-align="center" style:justify-single-word="false"/>
    </style:style>
    <style:style style:name="P5" style:family="paragraph" style:parent-style-name="Standard">
      <style:text-properties fo:language="pt" fo:country="BR"/>
    </style:style>
    <style:style style:name="P6" style:family="paragraph" style:parent-style-name="Standard">
      <style:paragraph-properties>
        <style:tab-stops>
          <style:tab-stop style:position="0.762cm"/>
          <style:tab-stop style:position="16.51cm" style:type="right"/>
        </style:tab-stops>
      </style:paragraph-properties>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text-properties fo:font-size="12pt" fo:language="pt" fo:country="BR" style:font-size-asian="12pt" style:font-size-complex="12pt"/>
    </style:style>
    <style:style style:name="P9" style:family="paragraph" style:parent-style-name="Standard">
      <style:text-properties fo:font-size="12pt" fo:language="pt" fo:country="BR" officeooo:rsid="000e6a3e" officeooo:paragraph-rsid="000e6a3e" style:font-size-asian="12pt" style:font-size-complex="12pt"/>
    </style:style>
    <style:style style:name="P10" style:family="paragraph" style:parent-style-name="Standard">
      <style:text-properties fo:font-size="12pt" fo:language="pt" fo:country="BR" fo:font-weight="bold" style:font-size-asian="12pt" style:font-weight-asian="bold" style:font-size-complex="12pt" style:font-weight-complex="bold"/>
    </style:style>
    <style:style style:name="P11" style:family="paragraph" style:parent-style-name="WW-Título">
      <style:paragraph-properties style:line-height-at-least="0.353cm" fo:text-align="end" style:justify-single-word="false"/>
    </style:style>
    <style:style style:name="P12" style:family="paragraph" style:parent-style-name="WW-Título">
      <style:text-properties fo:language="pt" fo:country="BR"/>
    </style:style>
    <style:style style:name="P13" style:family="paragraph" style:parent-style-name="WW-Título">
      <style:paragraph-properties style:line-height-at-least="0.353cm" fo:text-align="end" style:justify-single-word="false"/>
      <style:text-properties fo:language="pt" fo:country="BR"/>
    </style:style>
    <style:style style:name="P14" style:family="paragraph" style:parent-style-name="InfoBlue">
      <style:text-properties fo:language="pt" fo:country="BR"/>
    </style:style>
    <style:style style:name="P15" style:family="paragraph" style:parent-style-name="Tabletext">
      <style:paragraph-properties fo:text-align="center" style:justify-single-word="false" style:snap-to-layout-grid="false"/>
      <style:text-properties fo:language="pt" fo:country="BR" fo:font-weight="bold" style:font-weight-asian="bold" style:font-weight-complex="bold"/>
    </style:style>
    <style:style style:name="P16" style:family="paragraph" style:parent-style-name="Tabletext">
      <style:paragraph-properties fo:text-align="center" style:justify-single-word="false" style:snap-to-layout-grid="false"/>
      <style:text-properties fo:language="pt" fo:country="BR"/>
    </style:style>
    <style:style style:name="P17" style:family="paragraph" style:parent-style-name="Contents_20_2">
      <style:paragraph-properties>
        <style:tab-stops>
          <style:tab-stop style:position="17.272cm" style:type="right" style:leader-style="dotted" style:leader-text="."/>
          <style:tab-stop style:position="23.368cm" style:type="right"/>
        </style:tab-stops>
      </style:paragraph-properties>
    </style:style>
    <style:style style:name="P18" style:family="paragraph" style:parent-style-name="Contents_20_2">
      <style:paragraph-properties>
        <style:tab-stops>
          <style:tab-stop style:position="17.272cm" style:type="right" style:leader-style="dotted" style:leader-text="."/>
          <style:tab-stop style:position="23.368cm" style:type="right"/>
        </style:tab-stops>
      </style:paragraph-properties>
      <style:text-properties fo:language="pt" fo:country="BR"/>
    </style:style>
    <style:style style:name="P19" style:family="paragraph" style:parent-style-name="Contents_20_1">
      <style:text-properties fo:language="pt" fo:country="BR"/>
    </style:style>
    <style:style style:name="P20"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style:font-size-asian="12pt" style:font-size-complex="12pt"/>
    </style:style>
    <style:style style:name="P21"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officeooo:paragraph-rsid="0012d511" style:font-size-asian="12pt" style:font-size-complex="12pt"/>
    </style:style>
    <style:style style:name="P22"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officeooo:rsid="000e6a3e" officeooo:paragraph-rsid="000e6a3e" style:font-size-asian="12pt" style:font-size-complex="12pt"/>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officeooo:rsid="000dc75d" officeooo:paragraph-rsid="000dc75d" style:font-size-asian="12pt" style:font-size-complex="12pt"/>
    </style:style>
    <style:style style:name="P24" style:family="paragraph" style:parent-style-name="Standard">
      <style:paragraph-properties fo:margin-left="1.27cm" fo:margin-right="0cm" fo:text-align="justify" style:justify-single-word="false" fo:text-indent="0cm" style:auto-text-indent="false">
        <style:tab-stops/>
      </style:paragraph-properties>
      <style:text-properties fo:language="pt" fo:country="BR"/>
    </style:style>
    <style:style style:name="P25" style:family="paragraph" style:parent-style-name="Standard">
      <style:paragraph-properties fo:margin-left="0.635cm" fo:margin-right="0cm" fo:text-indent="-0.635cm" style:auto-text-indent="false">
        <style:tab-stops/>
      </style:paragraph-properties>
    </style:style>
    <style:style style:name="P26" style:family="paragraph" style:parent-style-name="Standard">
      <style:paragraph-properties fo:margin-left="0.635cm" fo:margin-right="0cm" fo:text-indent="-0.635cm" style:auto-text-indent="false">
        <style:tab-stops/>
      </style:paragraph-properties>
      <style:text-properties fo:font-size="12pt" fo:language="pt" fo:country="BR" style:font-size-asian="12pt" style:font-size-complex="12pt"/>
    </style:style>
    <style:style style:name="P27" style:family="paragraph" style:parent-style-name="Standard">
      <style:paragraph-properties fo:margin-left="0.635cm" fo:margin-right="0cm" fo:text-indent="-0.635cm" style:auto-text-indent="false">
        <style:tab-stops/>
      </style:paragraph-properties>
      <style:text-properties style:font-name="Arial" fo:font-size="12pt" fo:language="pt" fo:country="BR" fo:font-weight="bold" style:font-size-asian="12pt" style:font-weight-asian="bold" style:font-size-complex="12pt" style:font-weight-complex="bold"/>
    </style:style>
    <style:style style:name="P28" style:family="paragraph" style:parent-style-name="Standard">
      <style:paragraph-properties fo:margin-left="0.582cm" fo:margin-right="0cm" fo:text-align="justify" style:justify-single-word="false" fo:text-indent="-0.026cm" style:auto-text-indent="false">
        <style:tab-stops/>
      </style:paragraph-properties>
    </style:style>
    <style:style style:name="P29" style:family="paragraph" style:parent-style-name="Standard">
      <style:paragraph-properties fo:margin-left="0.635cm" fo:margin-right="0cm" fo:text-align="justify" style:justify-single-word="false" fo:text-indent="0cm" style:auto-text-indent="false">
        <style:tab-stops/>
      </style:paragraph-properties>
      <style:text-properties fo:font-size="12pt" fo:language="pt" fo:country="BR" style:font-size-asian="12pt" style:font-size-complex="12pt"/>
    </style:style>
    <style:style style:name="P30" style:family="paragraph" style:parent-style-name="Standard">
      <style:paragraph-properties fo:margin-left="0.635cm" fo:margin-right="0cm" fo:text-indent="0cm" style:auto-text-indent="false">
        <style:tab-stops/>
      </style:paragraph-properties>
      <style:text-properties fo:font-size="12pt" fo:language="pt" fo:country="BR" style:font-size-asian="12pt" style:font-size-complex="12pt"/>
    </style:style>
    <style:style style:name="P31"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text-properties fo:font-size="12pt" fo:language="pt" fo:country="BR" style:font-size-asian="12pt" style:font-size-complex="12pt"/>
    </style:style>
    <style:style style:name="P32" style:family="paragraph" style:parent-style-name="Standard">
      <style:paragraph-properties fo:margin-left="0.635cm" fo:margin-right="0cm" fo:text-align="justify" style:justify-single-word="false" fo:text-indent="0cm" style:auto-text-indent="false">
        <style:tab-stops/>
      </style:paragraph-properties>
    </style:style>
    <style:style style:name="P33" style:family="paragraph" style:parent-style-name="Standard">
      <style:paragraph-properties fo:margin-left="0.635cm" fo:margin-right="0cm" fo:text-align="justify" style:justify-single-word="false" fo:text-indent="0cm" style:auto-text-indent="false">
        <style:tab-stops/>
      </style:paragraph-properties>
      <style:text-properties fo:language="pt" fo:country="BR"/>
    </style:style>
    <style:style style:name="P34"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text-properties fo:language="pt" fo:country="BR"/>
    </style:style>
    <style:style style:name="P35"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style>
    <style:style style:name="P36" style:family="paragraph" style:parent-style-name="InfoBlue">
      <style:paragraph-properties fo:margin-left="1.244cm" fo:margin-right="0cm" fo:text-indent="0cm" style:auto-text-indent="false">
        <style:tab-stops/>
      </style:paragraph-properties>
      <style:text-properties fo:language="pt" fo:country="BR"/>
    </style:style>
    <style:style style:name="P37" style:family="paragraph" style:parent-style-name="Standard" style:list-style-name="WW8Num5">
      <style:paragraph-properties fo:text-align="justify" style:justify-single-word="false"/>
      <style:text-properties style:font-name="Arial" fo:language="pt" fo:country="BR" fo:font-weight="bold" style:font-weight-asian="bold" style:font-name-complex="Arial" style:font-weight-complex="bold"/>
    </style:style>
    <style:style style:name="P38" style:family="paragraph" style:parent-style-name="Standard" style:list-style-name="WW8Num6">
      <style:text-properties fo:font-size="12pt" fo:language="pt" fo:country="BR" style:font-size-asian="12pt" style:font-size-complex="12pt"/>
    </style:style>
    <style:style style:name="P39" style:family="paragraph" style:parent-style-name="Standard">
      <style:paragraph-properties fo:margin-left="0.635cm" fo:margin-right="0cm" fo:text-indent="-0.635cm" style:auto-text-indent="false">
        <style:tab-stops/>
      </style:paragraph-properties>
    </style:style>
    <style:style style:name="P40" style:family="paragraph" style:parent-style-name="WW-Título" style:master-page-name="MP0">
      <style:paragraph-properties style:line-height-at-least="0.353cm" fo:text-align="end" style:justify-single-word="false" style:page-number="auto" fo:break-before="page"/>
      <style:text-properties fo:language="pt" fo:country="BR"/>
    </style:style>
    <style:style style:name="P41" style:family="paragraph" style:parent-style-name="WW-Título" style:master-page-name="MP2">
      <style:paragraph-properties style:page-number="auto" fo:break-before="page">
        <style:tab-stops>
          <style:tab-stop style:position="0.762cm"/>
          <style:tab-stop style:position="16.51cm" style:type="right"/>
        </style:tab-stops>
      </style:paragraph-properties>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size="12pt" fo:language="pt" fo:country="BR" style:font-size-asian="12pt" style:font-size-complex="12pt"/>
    </style:style>
    <style:style style:name="T4" style:family="text">
      <style:text-properties fo:font-size="12pt" fo:language="pt" fo:country="BR" officeooo:rsid="00125cc1" style:font-size-asian="12pt" style:font-size-complex="12pt"/>
    </style:style>
    <style:style style:name="T5" style:family="text">
      <style:text-properties fo:font-size="12pt" fo:language="pt" fo:country="BR" style:font-size-asian="12pt" style:language-asian="pt" style:country-asian="BR" style:font-size-complex="12pt"/>
    </style:style>
    <style:style style:name="T6" style:family="text">
      <style:text-properties fo:font-size="12pt" fo:language="pt" fo:country="BR" fo:font-weight="bold" style:font-size-asian="12pt" style:font-weight-asian="bold" style:font-size-complex="12pt" style:font-weight-complex="bold"/>
    </style:style>
    <style:style style:name="T7" style:family="text">
      <style:text-properties fo:font-size="12pt" fo:language="pt" fo:country="BR" fo:font-weight="bold" officeooo:rsid="0013344d" style:font-size-asian="12pt" style:font-weight-asian="bold" style:font-size-complex="12pt" style:font-weight-complex="bold"/>
    </style:style>
    <style:style style:name="T8" style:family="text">
      <style:text-properties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fo:font-size="12pt" fo:language="pt" fo:country="BR" fo:font-style="normal" style:font-size-asian="12pt" style:font-style-asian="normal" style:font-size-complex="12pt"/>
    </style:style>
    <style:style style:name="T10" style:family="text">
      <style:text-properties fo:font-size="12pt" fo:language="pt" fo:country="BR" fo:font-weight="normal" officeooo:rsid="0013344d" style:font-size-asian="12pt" style:font-weight-asian="normal" style:font-size-complex="12pt" style:font-weight-complex="normal"/>
    </style:style>
    <style:style style:name="T11" style:family="text">
      <style:text-properties style:use-window-font-color="true" fo:font-size="12pt" fo:language="pt" fo:country="BR" fo:font-style="normal" style:font-size-asian="12pt" style:font-style-asian="normal" style:font-size-complex="12pt"/>
    </style:style>
    <style:style style:name="T12" style:family="text">
      <style:text-properties style:font-name="Arial" fo:font-size="12pt" fo:language="pt" fo:country="BR" fo:font-weight="bold" style:font-size-asian="12pt" style:font-weight-asian="bold" style:font-size-complex="12pt" style:font-weight-complex="bold"/>
    </style:style>
    <style:style style:name="T13" style:family="text">
      <style:text-properties style:font-name="Arial" fo:font-size="12pt" fo:language="pt" fo:country="BR" style:font-size-asian="12pt" style:font-size-complex="12pt"/>
    </style:style>
    <style:style style:name="T14" style:family="text">
      <style:text-properties style:font-name="Arial" fo:font-size="10.5pt" fo:language="pt" fo:country="BR" style:font-size-asian="10.5pt" style:font-size-complex="12pt"/>
    </style:style>
    <style:style style:name="T15" style:family="text">
      <style:text-properties officeooo:rsid="000dc75d"/>
    </style:style>
    <style:style style:name="T16" style:family="text">
      <style:text-properties officeooo:rsid="00125cc1"/>
    </style:style>
    <style:style style:name="T17" style:family="text">
      <style:text-properties officeooo:rsid="0012d511"/>
    </style:style>
    <style:style style:name="fr1" style:family="graphic" style:parent-style-name="Graphics">
      <style:graphic-properties style:vertical-pos="from-top" style:horizontal-pos="from-left" style:horizontal-rel="paragraph-content" draw:fill="no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VRI</text:p>
      <text:p text:style-name="P2"/>
      <text:p text:style-name="P11"><text:span text:style-name="Default_20_Paragraph_20_Font"><text:span text:style-name="T1"><text:title>Documento de Arquitetura de Software</text:title></text:span></text:span></text:p>
      <text:p text:style-name="P13"/>
      <text:p text:style-name="P3">Versão 1.0</text:p>
      <text:p text:style-name="P14"/>
      <text:p text:style-name="P14"/>
      <text:p text:style-name="P14"/>
      <text:p text:style-name="P12">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5">Data</text:p>
          </table:table-cell>
          <table:table-cell table:style-name="Tabela1.A1" office:value-type="string">
            <text:p text:style-name="P15">Versão</text:p>
          </table:table-cell>
          <table:table-cell table:style-name="Tabela1.A1" office:value-type="string">
            <text:p text:style-name="P15">Descrição</text:p>
          </table:table-cell>
          <table:table-cell table:style-name="Tabela1.D1" office:value-type="string">
            <text:p text:style-name="P15">Autor</text:p>
          </table:table-cell>
        </table:table-row>
        <table:table-row table:style-name="Tabela1.1">
          <table:table-cell table:style-name="Tabela1.A1" office:value-type="string">
            <text:p text:style-name="P16">11/05/2015</text:p>
          </table:table-cell>
          <table:table-cell table:style-name="Tabela1.A1" office:value-type="string">
            <text:p text:style-name="P16">V1.0</text:p>
          </table:table-cell>
          <table:table-cell table:style-name="Tabela1.A1" office:value-type="string">
            <text:p text:style-name="P16">Criação do artefato com a descrição arquitetural elucidada.</text:p>
          </table:table-cell>
          <table:table-cell table:style-name="Tabela1.D1" office:value-type="string">
            <text:p text:style-name="P16">Lucas de Assis Rosa</text:p>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
      <text:p text:style-name="P4"/>
      <text:p text:style-name="P1">Índice Analítico</text:p>
      <text:section text:style-name="Sect1" text:name="Sect1">
        <text:p text:style-name="Contents_20_1">1. Introdução<text:tab/>3</text:p>
        <text:p text:style-name="P17">1.1 Finalidade<text:tab/>3</text:p>
        <text:p text:style-name="P17">1.2 Escopo<text:tab/>3</text:p>
        <text:p text:style-name="P17">1.3 Definições, Acrônimos e Abreviações<text:tab/>3</text:p>
        <text:p text:style-name="P17">1.4 Referências<text:tab/>4</text:p>
        <text:p text:style-name="P17">1.5 Visão Geral<text:tab/>4</text:p>
        <text:p text:style-name="Contents_20_1">2. Representação Arquitetural <text:tab/>4</text:p>
        <text:p text:style-name="P19">3. Metas e Restrições da Arquitetura <text:tab/>4</text:p>
        <text:p text:style-name="P19">4. Visão Lógica <text:tab/>4</text:p>
        <text:p text:style-name="P18">4.1 Visão Geral<text:tab/>4</text:p>
        <text:p text:style-name="P18">4.2 Pacotes Significativos<text:tab/>5</text:p>
        <text:p text:style-name="P19">5. Visão de Processos <text:tab/>5</text:p>
        <text:p text:style-name="P19">6. Visão da Implementação <text:tab/>5</text:p>
        <text:p text:style-name="P18">6.1 Visão Geral<text:tab/>5</text:p>
        <text:p text:style-name="P18">6.2 Estrutura da Divisão em Camadas<text:tab/>5</text:p>
        <text:p text:style-name="P18">6.3 Padrões de Projeto e Frameworks<text:tab/>6</text:p>
        <text:p text:style-name="P19">7. Visão de Casos de Uso<text:tab/>6</text:p>
        <text:p text:style-name="P19">8. Qualidade e Padrões<text:tab/>7</text:p>
        <text:p text:style-name="P19">9. Decisões Arquiteturais <text:tab/>7</text:p>
      </text:section>
      <text:p text:style-name="P41"><text:span text:style-name="Default_20_Paragraph_20_Font"><text:span text:style-name="T1"><text:title>Documento de Arquitetura de Software</text:title></text:span></text:span></text:p>
      <text:p text:style-name="P6"/>
      <text:h text:style-name="Heading_20_1" text:outline-level="1">Introdução</text:h>
      <text:p text:style-name="InfoBlue"/>
      <text:h text:style-name="Heading_20_2" text:outline-level="2">Finalidade</text:h>
      <text:p text:style-name="P5"><text:tab/></text:p>
      <text:p text:style-name="P21">Este documento oferece uma visão arquitetural do Sistema de Vendas e Reserva de Ingressos (SVRI). Nele, os frameworks que serão utilizados e padrões arquiteturais previstos são descritos, para realizar a implementação dos requisitos funcionais e casos de uso e atingir os atributos de qualidade. <text:span text:style-name="T17">Os itens deste documento e a abordagem estão de acordo com o template de arquitetura de software do RUP previsto no link: </text:span><text:a xlink:type="simple" xlink:href="http://www.wthreex.com/rup/portugues"><text:span text:style-name="T17">http://www.wthreex.com/rup/portugues</text:span></text:a><text:span text:style-name="T17"> e contidos no repositório github</text:span></text:p>
      <text:h text:style-name="Heading_20_2" text:outline-level="2">Escopo</text:h>
      <text:p text:style-name="Standard"/>
      <text:p text:style-name="P20">Este documento influencia o diagrama de classes para o SVRI, além das técnicas de programação, criação de classes e padrões de codificação que precisam atingir os requisitos não funcionais explicitados aqui. Além de estar relacionado com as decisões arquiteturais.</text:p>
      <text:p text:style-name="P20"/>
      <text:p text:style-name="P20">Este documento também influencia ao se fazer a análise para um relato de problema ou solicitação de mudança, após uma baseline.</text:p>
      <text:p text:style-name="P24"/>
      <text:h text:style-name="Heading_20_2" text:outline-level="2">Definições, Acrônimos e Abreviações</text:h>
      <text:p text:style-name="P5"><text:tab/></text:p>
      <text:p text:style-name="P20">Padrões de Projeto – Padrões a nivel de componentes, utilizados para solucionar problemas recorrentes de design detalhado de software.</text:p>
      <text:p text:style-name="P20">Servlets – Tecnologia para geração de páginas web dinâmicas com Java, estabelecendo uma interface com o cliente estilo requisição-resposta, recebendo os dados das JSPs e retornando respostas dinâmicas segundo um processamento.</text:p>
      <text:p text:style-name="P20">JPA – API de persistência do Java.</text:p>
      <text:p text:style-name="P20">MySQL – SGBD que utiliza a linguagem SQL.</text:p>
      <text:p text:style-name="P20">DAO – Data Access Object, objeto utilizado para acessar a parte de dados persistidos em um Banco de Dados.</text:p>
      <text:p text:style-name="P22">Injeção de Dependências – <text:s/>Significa delegar dependências, de forma que uma classe apenas informa que possui essas dependências e passa a resolução delas para uma unidade responsável (um framework por exemplo). </text:p>
      <text:p text:style-name="P20">JavaBeans – Classes Entidades, que normalmenterepresentam uma entidade real e possuem apenas atributos e métodos getters and setters.</text:p>
      <text:p text:style-name="P20">Hibernate/Hibernate Session<text:span text:style-name="T15">s </text:span>– Hibernate é um Framework para persistência e mapeamento objeto-relacional. Hibernate Sessions são usadas para realizar as transações no Banco de Dados gerado pelo Hibernate, de modo que <text:span text:style-name="T15">toda vez que um conjunto de interações com o banco de dados for prevista, uma Session deve ser instanciada</text:span>.</text:p>
      <text:p text:style-name="P23">EntityManager – Usada para realizar as operações dos DAOs no banco de dados, manipulando as entidades do banco.</text:p>
      <text:p text:style-name="P20"><text:soft-page-break/>JSTL – Biblioteca padrão de marcação de JSP.</text:p>
      <text:p text:style-name="P20">JSP – Tecnologia para possibilitar conteúdo web dinâmico, utilizando HTML e permitindo a inserção de lógica (e de java).</text:p>
      <text:p text:style-name="P20">Taglibs – Conjunto de tags padrão ustomizáveis para composição de páginas JSP.</text:p>
      <text:p text:style-name="P20">Spring MVC – Framework para servir conteúdo web, injetar dependências, gerenciar transações, através das servlets.</text:p>
      <text:p text:style-name="P24"/>
      <text:h text:style-name="Heading_20_2" text:outline-level="2">Referências</text:h>
      <text:list xml:id="list1916176699584527095" text:style-name="WW8Num5">
        <text:list-item>
          <text:p text:style-name="P37">Documento de Especificação de Objetivos e Requisitos (EOR)</text:p>
        </text:list-item>
      </text:list>
      <text:p text:style-name="P7"/>
      <text:h text:style-name="Heading_20_2" text:outline-level="2">Visão Geral</text:h>
      <text:p text:style-name="Standard"/>
      <text:p text:style-name="P20">As seções e sub-seções do Documento de Arquitetura de Software apresentam diferentes visões da arquitetura de acordo com o necessário, além de restrições, a representação geral da arquitetura e a descrição e explicação dos componentes contidos nela.</text:p>
      <text:p text:style-name="P5"><text:tab/></text:p>
      <text:h text:style-name="Heading_20_1" text:outline-level="1">Representação Arquitetural</text:h>
      <text:p text:style-name="P25"/>
      <text:p text:style-name="P28"><text:span text:style-name="Default_20_Paragraph_20_Font"><text:span text:style-name="T3">A modelagem arquitetural segue um esquema de separação em três componentes: Modelo, Visão e Controlador. As visões utilizadas serão </text:span></text:span><text:span text:style-name="Default_20_Paragraph_20_Font"><text:span text:style-name="T6">Visão Lógica, Visão de Implementação, Visão de Casos de Uso e Visão de Processos.</text:span></text:span></text:p>
      <text:p text:style-name="P20"/>
      <text:h text:style-name="Heading_20_1" text:outline-level="1">Metas e Restrições da Arquitetura</text:h>
      <text:p text:style-name="P29"/>
      <text:p text:style-name="P32"><text:span text:style-name="Default_20_Paragraph_20_Font"><text:span text:style-name="T3">Para implementação do software, a </text:span></text:span><text:span text:style-name="Default_20_Paragraph_20_Font"><text:span text:style-name="T8">versão mínima</text:span></text:span><text:span text:style-name="Default_20_Paragraph_20_Font"><text:span text:style-name="T3"> do Java EE a ser utilizada é a versão 6, do apache tomcat é a versão 7, e será preciso usar o framework Hibernate com a JPA, utilizando JSPs e Servlets.</text:span></text:span></text:p>
      <text:p text:style-name="P29"/>
      <text:p text:style-name="P29">Está previsto o uso do sistema para os navegadores moozila firefox e google chrome, utilizando o protocolo HTTP e a porta padrão 80.</text:p>
      <text:p text:style-name="P33"/>
      <text:p text:style-name="P29">Tem-se os seguintes requisitos não funcionais e concerns:</text:p>
      <text:list xml:id="list5769612165707518527" text:style-name="WW8Num6">
        <text:list-item>
          <text:p text:style-name="P38">persistência das senhas dos usuários de forma criptografada;</text:p>
        </text:list-item>
        <text:list-item>
          <text:p text:style-name="P38">Controle de acesso (login) e níveis de usuário;</text:p>
        </text:list-item>
        <text:list-item>
          <text:p text:style-name="P38">Escalabilidade;</text:p>
        </text:list-item>
        <text:list-item>
          <text:p text:style-name="P38">Disponibilidade 24 x 7;</text:p>
        </text:list-item>
        <text:list-item>
          <text:p text:style-name="P38">Portabilidade entre os navegadores mencionados;</text:p>
        </text:list-item>
        <text:list-item>
          <text:p text:style-name="P38">Tratamento de exceções e Javadocs (manutenibilidade);</text:p>
        </text:list-item>
        <text:list-item>
          <text:p text:style-name="P38">Usabilidade;</text:p>
        </text:list-item>
      </text:list>
      <text:p text:style-name="P8"><text:tab/></text:p>
      <text:p text:style-name="P30"/>
      <text:h text:style-name="Heading_20_1" text:outline-level="1">Visão Lógica</text:h>
      <text:h text:style-name="Heading_20_2" text:outline-level="2">Visão Geral</text:h>
      <text:p text:style-name="P8"><text:tab/>A arquitetura é dividida em camadas do MVC, de modo que os pacotes serão <text:soft-page-break/>subdivididos de acordo com os componentes do MVC e suas camadas internas (se possuírem).</text:p>
      <text:p text:style-name="P20"/>
      <text:h text:style-name="Heading_20_2" text:outline-level="2">Pacotes Significativos</text:h>
      <text:p text:style-name="Standard"><text:span text:style-name="Default_20_Paragraph_20_Font"><text:span text:style-name="T1"><text:tab/></text:span></text:span><text:span text:style-name="Default_20_Paragraph_20_Font"><text:span text:style-name="T3">Os pacotes significativos do software são os abaixo:</text:span></text:span></text:p>
      <text:p text:style-name="P8"/>
      <text:p text:style-name="P8"><text:tab/>views – O pacote destinado às classes de apresentação JSP, contido dentro de um diretório WebContent. Neste pacote estarão as classes que irão ser servidas para o usuário.</text:p>
      <text:p text:style-name="P8"><text:tab/>lib – Pacote contendo as dependências (bibliotecas necessárias) do projeto, contendo bibliotecas para o Spring, para o Hibernate, JSP, Servlets.</text:p>
      <text:p text:style-name="P8"><text:tab/>controller – Pacote com as classes para tratamento das requisições via HTTP.</text:p>
      <text:p text:style-name="P8"><text:tab/>model – Pacote que será subdividido em outros dois pacotes, para contemplar as classes de acesso à dados (pacote dao, contendo classes DAO e classes beans) e as classes de implementação das funcionalidades (requisitos funcionais), no pacote de negocio.</text:p>
      <text:p text:style-name="P8"><text:tab/><text:tab/></text:p>
      <text:p text:style-name="P34"/>
      <text:h text:style-name="Heading_20_1" text:outline-level="1">Visão de Processos</text:h>
      <text:p text:style-name="P31">A arquitetura lida com o concern de concorrência através da implementação de Servlets, de modo que cada requisição HTTP vinda do navegador do usuário é tratada por uma thread, isto é, quando uma nova requisição ao Servlet é feita, uma nova thread é criada.</text:p>
      <text:p text:style-name="P31"/>
      <text:p text:style-name="P31">É importante notar que, apesar do tratamento do conteiner de Servlets, é preciso pensar em concorrência dentro do Servlet, de modo que variáveis estáticas e de membro devem ter uma atenção na manipulação, pois são críticas (o acesso é compartilhado com outras threads). A figura 1 ilustra as regras para concorrência em threads. Em vermelho, significa que deve-se levar em consideração. O acesso às JSPs também deve ser levado em conta, de modo que o bloco de código que acessa os recursos, passíveis de concorrência da interface de usuário, precisa ser sincronizado (protegido para acesso por threads).</text:p>
      <text:p text:style-name="P31">O acesso aos dados persistidos via Hibernate serão controlados pela <text:span text:style-name="T15">EntityManager e essa por sua vez será controlada pelo Spring Framework através da Injeção de Dependência (DI), portanto sendo thread-safe. Será adotada a configuração por padrão do Spring que a instanciação das EntityManager será feita por requisição, isto é, para cada thread a instância de EntityManager será utilizada sem problemas de concorrência.</text:span></text:p>
      <text:p text:style-name="P31"/>
      <text:p text:style-name="P35"><text:span text:style-name="Default_20_Paragraph_20_Font"><text:span text:style-name="T5"><draw:frame draw:style-name="fr1" draw:name="figuras1" text:anchor-type="as-char" svg:y="0cm" svg:width="8.029cm" style:rel-width="scale" svg:height="5.607cm" style:rel-height="scale" draw:z-index="0"><draw:image xlink:href="http://tutorials.jenkov.com/images/java-servlets/servlet-concurrency.png" xlink:type="simple" xlink:show="embed" xlink:actuate="onLoad"/></draw:frame></text:span></text:span></text:p>
      <text:p text:style-name="P31">Figura 1. regras de concorrência para implementação das servlets.</text:p>
      <text:p text:style-name="P31"><text:soft-page-break/></text:p>
      <text:p text:style-name="P31"/>
      <text:p text:style-name="P31"/>
      <text:p text:style-name="P31"/>
      <text:p text:style-name="P31"/>
      <text:p text:style-name="P31"/>
      <text:p text:style-name="P31"/>
      <text:h text:style-name="Heading_20_1" text:outline-level="1">Visão da Implementação</text:h>
      <text:p text:style-name="P8"><text:tab/>A arquitetura será implementada seguindo a estrutura dos três componentes do estilo arquitetural Model-View-Controller. Para cada uma, temos:</text:p>
      <text:p text:style-name="P8"/>
      <text:p text:style-name="P8"><text:tab/>Modelo – Componente responsável por lidar com os dados/persistência no sistema na camada de acesso à dados, e responsável por implementar o negócio na camada de serviço.</text:p>
      <text:p text:style-name="P8"><text:tab/>Visão – Implementa a parte de apresentação das páginas web para o usuário e também funciona como meio de entrada dos dados do usuário (dados digitados pelo usuário).</text:p>
      <text:p text:style-name="P8"><text:tab/>Controlador – Implementa o recebimento e resposta das requisições HTTP por servlets, e estabelece comunicação entre os componentes de Modelo (com a camada de serviço) e o Visão.</text:p>
      <text:h text:style-name="Heading_20_2" text:outline-level="2">Visão Geral</text:h>
      <text:p text:style-name="InfoBlue"><text:span text:style-name="Default_20_Paragraph_20_Font"><text:span text:style-name="T11">O link para o modelo geral da arquitetura está disponível </text:span></text:span><text:a xlink:type="simple" xlink:href="https://raw.githubusercontent.com/daniel-oliveiravas/SVRI/master/1-Gerência/1.02-Arquitetura%20de%20Software/Modelo%20Geral%20de%20Arquitetura%20de%20Software%20-%20SVRI.jpg" office:target-frame-name="_top" xlink:show="replace" text:style-name="Internet_20_link" text:visited-style-name="Visited_20_Internet_20_Link"><text:span text:style-name="Hyperlink"><text:span text:style-name="T9">aqui</text:span></text:span></text:a><text:span text:style-name="Default_20_Paragraph_20_Font"><text:span text:style-name="T11">.</text:span></text:span></text:p>
      <text:h text:style-name="Heading_20_2" text:outline-level="2">Estrutura da Divisão em Componentes</text:h>
      <text:p text:style-name="P5"><text:tab/></text:p>
      <text:p text:style-name="Standard"><text:span text:style-name="Default_20_Paragraph_20_Font"><text:span text:style-name="T1"><text:tab/></text:span></text:span><text:span text:style-name="Default_20_Paragraph_20_Font"><text:span text:style-name="T6">Modelo</text:span></text:span></text:p>
      <text:p text:style-name="Standard"><text:span text:style-name="Default_20_Paragraph_20_Font"><text:span text:style-name="T6"><text:tab/></text:span></text:span><text:span text:style-name="Default_20_Paragraph_20_Font"><text:span text:style-name="T3">Para as classes de acesso à dados (DAO), o nome da classe deve seguir um padrão de nomenclatura &lt;nome_da_classe&gt;DAO.java. As classes JavaBeans, na camada de acesso à dados, devem possuir a nomenclatura simples de classes entidades (por exemplo, entidade banco, banco.java, entidade filme, filme.java).</text:span></text:span></text:p>
      <text:p text:style-name="P8"/>
      <text:p text:style-name="P8"><text:tab/>Para as classes de negócio contidas na camada de serviço, a nomenclatura deverá ser o nome da funcionalidade. A separação em pacotes dentro do pacote de serviço deve ser feita caso um conjunto de classes para implementar uma funcionalidade seja extenso e necessário, de modo que os subpacotes criados conterão as classes de negócio necessárias para implementar a funcionalidade, e devem seguir o padrão de nomenclatura no qual o nome do pacote corresponde à funcionalidade.</text:p>
      <text:p text:style-name="P8"/>
      <text:p text:style-name="P10"><text:tab/>Visão</text:p>
      <text:p text:style-name="Standard"><text:span text:style-name="Default_20_Paragraph_20_Font"><text:span text:style-name="T6"><text:tab/></text:span></text:span><text:span text:style-name="Default_20_Paragraph_20_Font"><text:span text:style-name="T3">No componente visão, as páginas JSP ficaram contidas no pacote views, enquanto que as classes de de recursos para apresentação (css, javascript, imagens) ficaram contidas em um diretório resources para serem utilizadas nas JSPs.</text:span></text:span></text:p>
      <text:p text:style-name="P10"/>
      <text:p text:style-name="P10"><text:tab/>Controlador</text:p>
      <text:p text:style-name="Standard"><text:span text:style-name="Default_20_Paragraph_20_Font"><text:span text:style-name="T2"><text:tab/></text:span></text:span><text:span text:style-name="Default_20_Paragraph_20_Font"><text:span text:style-name="T3">No componente controlador, as classes de controle que implementarão os Servlets deverão seguir um padrão de nomenclatura, como o seguinte: &lt;nome_do_sistema&gt;Controller.java</text:span></text:span></text:p>
      <text:p text:style-name="P8"><text:tab/>Na medida que a implementação de uma classe controladora do sistema fique muito extensa, a subdivisão em várias classes de controle pode ser feita, de modo que o padrão de <text:soft-page-break/>nomenclatura deve ser o seguinte:</text:p>
      <text:p text:style-name="P8">&lt;ação&gt;Controller.java</text:p>
      <text:p text:style-name="P36"/>
      <text:h text:style-name="Heading_20_2" text:outline-level="2">Padrões de Projeto e Frameworks</text:h>
      <text:p text:style-name="P8">Os seguintes padrões de projeto serão utilizados:</text:p>
      <text:p text:style-name="P8"/>
      <text:p text:style-name="P8">Factory – Nos servlets ao criar os DAO (classes que instanciarão os JavaBeans)</text:p>
      <text:p text:style-name="P8">Strategy – Para implementar as formas de pagamento (via <text:span text:style-name="T16">PagSeguro</text:span> ou via outras formas)</text:p>
      <text:p text:style-name="P9">Injeção de dependência (DI) - <text:s/>Através do Spring, com as classes DAO e Controller</text:p>
      <text:p text:style-name="P9">DAO – Data Access Objects para realizar as operações de persistência</text:p>
      <text:p text:style-name="P8"/>
      <text:p text:style-name="P8">Os frameworks e APIs que serão utilizados são: Spring MVC, Hibernate, JSTL (JPA), <text:span text:style-name="T16">PagSeguro,</text:span> Java Servlets, Taglibs.</text:p>
      <text:p text:style-name="P5"/>
      <text:h text:style-name="Heading_20_1" text:outline-level="1">Visão de Casos de Uso</text:h>
      <text:p text:style-name="P25"><text:span text:style-name="Default_20_Paragraph_20_Font"><text:span text:style-name="T1"><text:tab/></text:span></text:span><text:span text:style-name="Default_20_Paragraph_20_Font"><text:span text:style-name="T3">Os casos de uso mais importantes arquiteturalmente falando são os: Comprar Ingresso, Manter Cadastro de Sessões, Manter cadastro de Atrações e Visualizar Atrações. O caso de uso de Comprar Ingresso é aquele que envolve a utilização da API do </text:span></text:span><text:span text:style-name="Default_20_Paragraph_20_Font"><text:span text:style-name="T4">PagSeguro</text:span></text:span><text:span text:style-name="Default_20_Paragraph_20_Font"><text:span text:style-name="T3"> e é o mais crítico. A representação da visão de casos de uso está disponível na seção 3 do EOR </text:span></text:span><text:a xlink:type="simple" xlink:href="https://github.com/daniel-oliveiravas/SVRI/blob/master/2-Projeto/2.01-Requisitos/Documento%20de%20EOR%20-%20SVRI.odt?raw=true" office:target-frame-name="_top" xlink:show="replace" text:style-name="Internet_20_link" text:visited-style-name="Visited_20_Internet_20_Link"><text:span text:style-name="Hyperlink"><text:span text:style-name="T3">aqui</text:span></text:span></text:a><text:span text:style-name="Default_20_Paragraph_20_Font"><text:span text:style-name="T3">.</text:span></text:span></text:p>
      <text:p text:style-name="P25"><text:span text:style-name="Default_20_Paragraph_20_Font"><text:span text:style-name="T3"/></text:span></text:p>
      <text:p text:style-name="P25"><text:span text:style-name="Default_20_Paragraph_20_Font"><text:span text:style-name="T3"><text:tab/><text:tab/></text:span></text:span><text:span text:style-name="Default_20_Paragraph_20_Font"><text:span text:style-name="T7">Rastreabilidade</text:span></text:span></text:p>
      <text:p text:style-name="P25"><text:span text:style-name="Default_20_Paragraph_20_Font"><text:span text:style-name="T7"><text:tab/></text:span></text:span><text:span text:style-name="Default_20_Paragraph_20_Font"><text:span text:style-name="T10">Os requisitos funcionais, englobados no caso de uso, estão rastreados na arquitetura da seguinte forma:</text:span></text:span></text:p>
      <text:p text:style-name="P25"><text:span text:style-name="Default_20_Paragraph_20_Font"><text:span text:style-name="T10"/></text:span></text:p>
      <text:p text:style-name="P25"><text:span text:style-name="Default_20_Paragraph_20_Font"><text:span text:style-name="T10"><text:tab/><text:tab/>Realizar Cadastro de Usuário – Classes Dao</text:span></text:span></text:p>
      <text:p text:style-name="P25"><text:span text:style-name="Default_20_Paragraph_20_Font"><text:span text:style-name="T10"><text:tab/><text:tab/>Realizar Login - Controller</text:span></text:span></text:p>
      <text:p text:style-name="P25"><text:span text:style-name="Default_20_Paragraph_20_Font"><text:span text:style-name="T10"><text:tab/><text:tab/>Comprar Ingresso – Classes de negócio Compra e Registro Compra, Dao e Controller</text:span></text:span></text:p>
      <text:p text:style-name="P25"><text:span text:style-name="Default_20_Paragraph_20_Font"><text:span text:style-name="T10"><text:tab/><text:tab/>Demais Casos de Uso de Cadastros – Classes Dao e Controller</text:span></text:span></text:p>
      <text:h text:style-name="Heading_20_1" text:outline-level="1">Qualidade e Padrões</text:h>
      <text:p text:style-name="P26"><text:tab/><text:tab/>A adoção do estilo MVC com Spring concede a arquitetura o atendimento ao baixo acoplamento, e permite que se adote uma medida de usabilidade (permitindo a fácil manipulação da interface de usuário com a separação da parte de apresentação), alta coesão e a reutilização.</text:p>
      <text:p text:style-name="P26"><text:tab/><text:tab/>A divisão em módulos dentro do componente modelo e a implementação usando linguagem Java, foram utilizadas para atingir maior manutenibilidade, dividindo as classes que implementam a lógica de negócio da parte controladora do sistema. Para implementar certo grau de segurança no sistema, será utilizado um sistema de login, que será implementado como uma funcionalidade, provendo o controle de acesso a certas funções do sistema. Para a concorrência, a arquitetura proposta utiliza a implementação de servlets; e para portabilidade, a utilização do navegador web para acesso ao sistema; A previsão de um deployment em um serviço de servidor na nuvem consideram a disponibilidade determinada para o sistema.</text:p>
      <text:p text:style-name="P26"/>
      <text:h text:style-name="Heading_20_1" text:outline-level="1"><text:soft-page-break/>Decisões Arquiteturais</text:h>
      <text:h text:style-name="Heading_20_2" text:outline-level="2"><text:s/>Decisão01</text:h>
      <text:p text:style-name="P25"><text:span text:style-name="Default_20_Paragraph_20_Font"><text:span text:style-name="T3"><text:tab/><text:tab/></text:span></text:span><text:span text:style-name="Default_20_Paragraph_20_Font"><text:span text:style-name="T12">Descrição: </text:span></text:span><text:span text:style-name="Default_20_Paragraph_20_Font"><text:span text:style-name="T13">A arquitetura será dividida em três componentes, modelo, visão e controlador. A visão se comunica apenas com o controlador e o modelo se comunica apenas com o controlador. O controlador se comunica com a visão e com a camada de serviço do modelo.</text:span></text:span></text:p>
      <text:p text:style-name="P27"><text:tab/><text:tab/></text:p>
      <text:p text:style-name="P25"><text:span text:style-name="Default_20_Paragraph_20_Font"><text:span text:style-name="T12"><text:tab/><text:tab/>Objetivos: </text:span></text:span><text:span text:style-name="Default_20_Paragraph_20_Font"><text:span text:style-name="T13">Diminuir o acoplamento no sistema, separar a parte de apresentação para desenvolver usabilidade, aumentar coesão e consequentemente a manutenibilidade.</text:span></text:span></text:p>
      <text:p text:style-name="P27"/>
      <text:p text:style-name="P25"><text:span text:style-name="Default_20_Paragraph_20_Font"><text:span text:style-name="T12"><text:tab/><text:tab/>Motivação: </text:span></text:span><text:span text:style-name="Default_20_Paragraph_20_Font"><text:span text:style-name="T13">Como precisava-se alcançar um certo nível de evolutibilidade, tal organização se fez <text:s/>necessária e mais adequada devido ao ambiente web e interativo, de modo que a estruturação possibilitou levar em consideração a usabilidade do sistema.</text:span></text:span></text:p>
      <text:h text:style-name="Heading_20_2" text:outline-level="2"><text:span text:style-name="Default_20_Paragraph_20_Font"><text:span text:style-name="T1"><text:s/></text:span></text:span>Decisão02</text:h>
      <text:p text:style-name="P25"><text:span text:style-name="Default_20_Paragraph_20_Font"><text:span text:style-name="T6"><text:tab/><text:tab/></text:span></text:span><text:span text:style-name="Default_20_Paragraph_20_Font"><text:span text:style-name="T12">Descrição: </text:span></text:span><text:span text:style-name="Default_20_Paragraph_20_Font"><text:span text:style-name="T13">O componente modelo será subdividido em duas camadas: camada de serviços e camada de acesso à dados. A camada de acesso à dados será a que realizará consultas e interações com o banco de dados, e suas classes beans não devem se comunicar entre si (apenas com as classes DAO). A camada de serviços comunica-se com a camada de acesso à dados e com as classes controladoras.</text:span></text:span></text:p>
      <text:p text:style-name="P27"><text:tab/><text:tab/></text:p>
      <text:p text:style-name="P25"><text:span text:style-name="Default_20_Paragraph_20_Font"><text:span text:style-name="T12"><text:tab/><text:tab/>Objetivos: </text:span></text:span><text:span text:style-name="Default_20_Paragraph_20_Font"><text:span text:style-name="T13">Diminuir o acoplamento no sistema, reduzir a complexidade e acúmulo de código no componente controlador, e aumentar a coesão.</text:span></text:span></text:p>
      <text:p text:style-name="P27"/>
      <text:p text:style-name="P25"><text:span text:style-name="Default_20_Paragraph_20_Font"><text:span text:style-name="T12"><text:tab/><text:tab/>Motivação: </text:span></text:span><text:span text:style-name="Default_20_Paragraph_20_Font"><text:span text:style-name="T14">Como precisava-se reduzir o esforço em manutenção do sistema, a divisão em módulos concede uma melhor organização de código e uma maior legibilidade dele, pois agrupa as partes semelhantes e isola-as dos módulos do sistema nos quais não precisam se comunicar.</text:span></text:span></text:p>
      <text:h text:style-name="Heading_20_2" text:outline-level="2"><text:span text:style-name="Default_20_Paragraph_20_Font"><text:span text:style-name="T1"><text:s/></text:span></text:span>Decisão 03</text:h>
      <text:p text:style-name="P25"><text:span text:style-name="Default_20_Paragraph_20_Font"><text:span text:style-name="T12"><text:tab/><text:tab/>Descrição: </text:span></text:span><text:span text:style-name="Default_20_Paragraph_20_Font"><text:span text:style-name="T13">A disponibilização do sistema será feita via navegador web, utilizando o paradigma cliente-servidor para o servidor web contendo o software e o cliente navegador acessando-o.</text:span></text:span></text:p>
      <text:p text:style-name="P27"><text:tab/><text:tab/></text:p>
      <text:p text:style-name="P25"><text:span text:style-name="Default_20_Paragraph_20_Font"><text:span text:style-name="T12"><text:tab/><text:tab/>Objetivos: </text:span></text:span><text:span text:style-name="Default_20_Paragraph_20_Font"><text:span text:style-name="T13">Aumentar a segurança do sistema, provendo um único ponto de acesso. Facilitar a manutenção, visto que o usuário não será muito afetado caso uma mudança no servidor seja feita. Prover fácil acesso ao sistema e contemplar um número maior de usuários e plataformas.</text:span></text:span></text:p>
      <text:p text:style-name="P27"/>
      <text:p text:style-name="P25"><text:span text:style-name="Default_20_Paragraph_20_Font"><text:span text:style-name="T12"><text:tab/><text:tab/>Motivação: </text:span></text:span><text:span text:style-name="Default_20_Paragraph_20_Font"><text:span text:style-name="T14">Pensou-se na melhor maneira de prover disponibilidade e facilidade de acessar o sistema, de maneira que o usuário seja pouco impactado na implantação e manutenção do sistema, além de prover portabilida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 svg:font-family="OpenSymbol, 'Arial Unicode M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autospace="non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style:font-size-complex="10pt" fo:hyphenate="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style:font-size-complex="11pt" fo:hyphenate="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Capítulo" style:family="paragraph" style:parent-style-name="Standard" style:next-style-name="Text_20_body">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style:style>
    <style:style style:name="Legenda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WW-Título" style:family="paragraph" style:parent-style-name="Standard" style:next-style-name="Standard">
      <style:paragraph-properties fo:line-height="100%" fo:text-align="center" style:justify-single-word="false" fo:hyphenation-ladder-count="no-limi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fo:hyphenate="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font-size-complex="18pt" style:font-style-complex="italic" fo:hyphenate="false"/>
    </style:style>
    <style:style style:name="Normal_20_Indent" style:display-name="Normal Indent" style:family="paragraph" style:parent-style-name="Standard">
      <style:paragraph-properties fo:margin-left="1.588cm" fo:margin-right="0cm" fo:margin-top="0cm" fo:margin-bottom="0cm" style:contextual-spacing="false" fo:hyphenation-ladder-count="no-limit" fo:text-indent="-1.588cm"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hyphenation-ladder-count="no-limit" fo:text-indent="0cm" style:auto-text-indent="false">
        <style:tab-stops>
          <style:tab-stop style:position="23.368cm"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hyphenation-ladder-count="no-limit" fo:text-indent="0cm" style:auto-text-indent="false">
        <style:tab-stops>
          <style:tab-stop style:position="16.256cm"/>
          <style:tab-stop style:position="30.226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ullet1" style:family="paragraph" style:parent-style-name="Standard" style:list-style-name="WW8Num3">
      <style:paragraph-properties fo:hyphenation-ladder-count="no-limit"/>
      <style:text-properties fo:hyphenate="false"/>
    </style:style>
    <style:style style:name="Bullet2" style:family="paragraph" style:parent-style-name="Standard" style:list-style-name="WW8Num4">
      <style:paragraph-properties fo:hyphenation-ladder-count="no-limit"/>
      <style:text-properties fo:color="#000080" fo:hyphenate="false"/>
    </style:style>
    <style:style style:name="Tabletext" style:family="paragraph" style:parent-style-name="Standard">
      <style:paragraph-properties fo:margin-top="0cm" fo:margin-bottom="0.212cm" style:contextual-spacing="false" fo:keep-together="always" fo:hyphenation-ladder-count="no-limit"/>
      <style:text-properties fo:hyphenate="false"/>
    </style:style>
    <style:style style:name="Document_20_Map" style:display-name="Document Map" style:family="paragraph" style:parent-style-name="Standard">
      <style:paragraph-properties fo:hyphenation-ladder-count="no-limit" fo:background-color="#000080">
        <style:background-image/>
      </style:paragraph-properties>
      <style:text-properties fo:hyphenate="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fo:font-size="8pt" style:font-size-asian="8pt" style:font-size-complex="8pt" fo:hyphenate="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hyphenation-ladder-count="no-limit" fo:text-indent="0cm" style:auto-text-indent="false">
        <style:tab-stops/>
      </style:paragraph-properties>
      <style:text-properties fo:hyphenate="false"/>
    </style:style>
    <style:style style:name="Text_20_body_20_indent" style:display-name="Text body indent" style:family="paragraph" style:parent-style-name="Standard" style:class="text">
      <style:paragraph-properties fo:margin-left="1.27cm" fo:margin-right="0cm" fo:margin-top="0cm" fo:margin-bottom="0cm" style:contextual-spacing="false"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fo:hyphenate="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fo:hyphenate="false"/>
    </style:style>
    <style:style style:name="InfoBlue" style:family="paragraph" style:parent-style-name="Standard" style:next-style-name="Text_20_body">
      <style:paragraph-properties fo:margin-left="1.27cm" fo:margin-right="0cm" fo:margin-top="0cm" fo:margin-bottom="0.212cm" style:contextual-spacing="false" fo:hyphenation-ladder-count="no-limit" fo:text-indent="0cm" style:auto-text-indent="false">
        <style:tab-stops/>
      </style:paragraph-properties>
      <style:text-properties fo:color="#0000ff" fo:font-style="italic" style:font-style-asian="italic"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ítulo_20_da_20_tabela" style:display-name="Título da tabela" style:family="paragraph" style:parent-style-name="Table_20_Contents">
      <style:paragraph-properties fo:text-align="center" style:justify-single-word="false" fo:hyphenation-ladder-count="no-limit"/>
      <style:text-properties fo:font-weight="bold" style:font-weight-asian="bold" style:font-weight-complex="bold" fo:hyphenate="false"/>
    </style:style>
    <style:style style:name="Entrada_20_de_20_índice_20_10" style:display-name="Entrada de índice 10" style:family="paragraph" style:parent-style-name="Index">
      <style:paragraph-properties fo:margin-left="4.493cm" fo:margin-right="0cm" fo:margin-top="0cm" fo:margin-bottom="0cm" style:contextual-spacing="false" fo:hyphenation-ladder-count="no-limit" fo:text-indent="0cm" style:auto-text-indent="false">
        <style:tab-stops>
          <style:tab-stop style:position="51.387cm" style:type="right" style:leader-style="dotted" style:leader-text="."/>
        </style:tab-stops>
      </style:paragraph-properties>
      <style:text-properties fo:hyphenate="false"/>
    </style:style>
    <style:style style:name="Heading_20_10" style:display-name="Heading 10" style:family="paragraph" style:parent-style-name="Capítulo" style:next-style-name="Text_20_body" style:list-style-name="WW8Num2" style:class="text">
      <style:paragraph-properties fo:hyphenation-ladder-count="no-limit"/>
      <style:text-properties fo:font-size="10.5pt" fo:font-weight="bold" style:font-size-asian="10.5pt" style:font-weight-asian="bold" style:font-size-complex="10.5pt" style:font-weight-complex="bold" fo:hyphenate="false"/>
    </style:style>
    <style:style style:name="Conteúdo_20_de_20_tabela" style:display-name="Conteúdo de tabela" style:family="paragraph" style:parent-style-name="Standard">
      <style:paragraph-properties fo:hyphenation-ladder-count="no-limit" text:number-lines="false" text:line-number="0"/>
      <style:text-properties fo:hyphenate="false"/>
    </style:style>
    <style:style style:name="Table_20_Heading" style:display-name="Table Heading" style:family="paragraph" style:parent-style-name="Conteúdo_20_de_20_tabela" style:class="extra">
      <style:paragraph-properties fo:text-align="center" style:justify-single-word="false"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4.493cm" fo:margin-right="0cm" fo:margin-top="0cm" fo:margin-bottom="0cm" style: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Default_20_Paragraph_20_Font" style:display-name="Default Paragraph Font"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5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5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7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7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8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8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9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9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 style:display-name="Fonte parág. padrão"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65%"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Default_20_Paragraph_20_Font"/>
    <style:style style:name="tw4winExternal" style:family="text" style:parent-style-name="Default_20_Paragraph_20_Font">
      <style:text-properties fo:color="#808080" style:font-name="Courier New" fo:font-family="'Courier New'" style:font-family-generic="modern" style:font-pitch="fixed" style:font-name-complex="Courier New" style:font-family-complex="'Courier New'" style:font-family-generic-complex="modern" style:font-pitch-complex="fixed"/>
    </style:style>
    <style:style style:name="tw4winInternal" style:family="text" style:parent-style-name="Default_20_Paragraph_20_Font">
      <style:text-properties fo:color="#ff0000" style:font-name="Courier New" fo:font-family="'Courier New'" style:font-family-generic="modern" style:font-pitch="fixed" style:font-name-complex="Courier New" style:font-family-complex="'Courier New'" style:font-family-generic-complex="modern" style:font-pitch-complex="fixed"/>
    </style:style>
    <style:style style:name="tw4winMark" style:family="text">
      <style:text-properties fo:color="#800080" style:text-position="sub 67%" style:font-name="Courier New" fo:font-family="'Courier New'" style:font-family-generic="modern" style:font-pitch="fixed" fo:font-size="12pt" style:font-size-asian="12pt" style:font-name-complex="Courier New" style:font-family-complex="'Courier New'" style:font-family-generic-complex="modern" style:font-pitch-complex="fixed" style:font-size-complex="12pt" text:display="none"/>
    </style:style>
    <style:style style:name="tw4winError" style:family="text">
      <style:text-properties fo:color="#00ff00" style:font-name="Courier New" fo:font-family="'Courier New'" style:font-family-generic="modern" style:font-pitch="fixed" fo:font-size="20pt" style:font-size-asian="20pt" style:font-name-complex="Courier New" style:font-family-complex="'Courier New'" style:font-family-generic-complex="modern" style:font-pitch-complex="fixed"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font-pitch="fixed" style:font-name-complex="Courier New" style:font-family-complex="'Courier New'" style:font-family-generic-complex="modern" style:font-pitch-complex="fixed"/>
    </style:style>
    <style:style style:name="tw4winJump" style:family="text">
      <style:text-properties fo:color="#008080" style:font-name="Courier New" fo:font-family="'Courier New'" style:font-family-generic="modern" style:font-pitch="fixed" style:font-name-complex="Courier New" style:font-family-complex="'Courier New'" style:font-family-generic-complex="modern" style:font-pitch-complex="fixed"/>
    </style:style>
    <style:style style:name="DO_5f_NOT_5f_TRANSLATE" style:display-name="DO_NOT_TRANSLATE" style:family="text">
      <style:text-properties fo:color="#800000" style:font-name="Courier New" fo:font-family="'Courier New'" style:font-family-generic="modern" style:font-pitch="fixed"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3" style:display-name="WW_CharLFO8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4" style:display-name="WW_CharLFO8LVL4"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6" style:display-name="WW_CharLFO8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7" style:display-name="WW_CharLFO8LVL7"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9" style:display-name="WW_CharLFO8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3" style:display-name="WW_CharLFO9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6" style:display-name="WW_CharLFO9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9" style:display-name="WW_CharLFO9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2" style:display-name="WW_CharLFO10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3" style:display-name="WW_CharLFO10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4" style:display-name="WW_CharLFO10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5" style:display-name="WW_CharLFO10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6" style:display-name="WW_CharLFO10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7" style:display-name="WW_CharLFO10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8" style:display-name="WW_CharLFO10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9" style:display-name="WW_CharLFO10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2" style:display-name="WW_CharLFO11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3" style:display-name="WW_CharLFO11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5" style:display-name="WW_CharLFO11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6" style:display-name="WW_CharLFO11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8" style:display-name="WW_CharLFO11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9" style:display-name="WW_CharLFO11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1" style:display-name="WW_CharLFO12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2" style:display-name="WW_CharLFO12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3" style:display-name="WW_CharLFO12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5" style:display-name="WW_CharLFO12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6" style:display-name="WW_CharLFO12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8" style:display-name="WW_CharLFO12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9" style:display-name="WW_CharLFO12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5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6LVL1" text:bullet-char="←">
        <style:list-level-properties text:list-level-position-and-space-mode="label-alignment">
          <style:list-level-label-alignment text:label-followed-by="listtab" fo:text-indent="-0.762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7LVL1" style:num-format="">
        <style:list-level-properties text:list-level-position-and-space-mode="label-alignment">
          <style:list-level-label-alignment text:label-followed-by="nothing" fo:text-indent="-0.635cm" fo:margin-left="0.635cm"/>
        </style:list-level-properties>
      </text:list-level-style-number>
      <text:list-level-style-number text:level="2" text:style-name="WW_5f_CharLFO7LV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0LVL5"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WW_5f_CharLFO10LVL8"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893cm" fo:margin-right="2.54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Standard"/>
      </style:footer>
    </style:master-page>
    <style:master-page style:name="MP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Documento de Arquitetura de Software</dc:title>
    <dc:subject>&lt;Nome do Projeto&gt;</dc:subject>
    <meta:initial-creator>Tribunal de Justiça da Paraíba TJPB</meta:initial-creator>
    <meta:creation-date>2009-09-29T11:26:00Z</meta:creation-date>
    <dc:date>2015-05-21T00:57:49.739000000</dc:date>
    <meta:editing-cycles>35</meta:editing-cycles>
    <meta:editing-duration>PT9H10M40S</meta:editing-duration>
    <meta:document-statistic meta:table-count="1" meta:image-count="1" meta:object-count="0" meta:page-count="8" meta:paragraph-count="142" meta:word-count="2092" meta:character-count="13553" meta:non-whitespace-character-count="11519"/>
    <meta:user-defined meta:name="Company">&lt;Company Name&gt;</meta:user-defined>
    <meta:user-defined meta:name="Company Name">Objectives</meta:user-defined>
    <meta:user-defined meta:name="Informações 3"/>
    <meta:user-defined meta:name="Informações 4"/>
    <meta:template xlink:type="simple" xlink:actuate="onRequest" xlink:title="" xlink:href="Normal.dotm"/>
  </office:meta>
</office:document-meta>
</file>